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Trebuchet MS" svg:font-family="'Trebuchet MS', Verdana, Arial, Helvetica, sans-serif"/>
    <style:font-face style:name="Ubuntu Mono" svg:font-family="'Ubuntu Mono', 'Ubuntu Beta Mono A', Consolas, 'Bitstream Vera Sans Mono', 'Courier New', Courier, monospace"/>
    <style:font-face style:name="Ubuntu" svg:font-family="Ubuntu, 'Ubuntu Beta', 'Bitstream Vera Sans', 'DejaVu Sans', Tahoma, sans-serif"/>
    <style:font-face style:name="UbuntuMono" svg:font-family="UbuntuMono, courier, monospace"/>
    <style:font-face style:name="arial" svg:font-family="arial, verdana, helvetica, sans-serif"/>
    <style:font-face style:name="monaco" svg:font-family="monaco, consolas, 'courier news', monospace"/>
    <style:font-face style:name="ubuntumono" svg:font-family="ubuntumono, courier, monospace"/>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text-properties fo:font-variant="normal" fo:text-transform="none" fo:color="#000000" style:font-name="Trebuchet MS" fo:font-size="14pt" fo:letter-spacing="normal" fo:font-style="normal" fo:font-weight="normal"/>
    </style:style>
    <style:style style:name="P2"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000000" style:font-name="Trebuchet MS" fo:font-size="14pt" fo:letter-spacing="normal" fo:font-style="normal" fo:font-weight="normal"/>
    </style:style>
    <style:style style:name="P3" style:family="paragraph" style:parent-style-name="Standard">
      <style:paragraph-properties fo:margin-left="0in" fo:margin-right="0in" fo:orphans="2" fo:widows="2" fo:text-indent="0in" style:auto-text-indent="false"/>
      <style:text-properties fo:font-variant="normal" fo:text-transform="none" fo:color="#000000" style:font-name="Trebuchet MS" fo:font-size="18pt" fo:letter-spacing="normal" fo:font-style="normal" fo:font-weight="bold"/>
    </style:style>
    <style:style style:name="P4"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000000" style:font-name="Trebuchet MS" fo:font-size="24pt" fo:letter-spacing="normal" fo:font-style="normal" fo:font-weight="bold" style:font-size-asian="24pt" style:font-weight-asian="bold" style:font-size-complex="24pt" style:font-weight-complex="bold"/>
    </style:style>
    <style:style style:name="P5" style:family="paragraph" style:parent-style-name="Standard">
      <style:paragraph-properties fo:margin-left="0in" fo:margin-right="0in" fo:orphans="2" fo:widows="2" fo:text-indent="0in" style:auto-text-indent="false"/>
    </style:style>
    <style:style style:name="P6" style:family="paragraph" style:parent-style-name="Standard">
      <style:paragraph-properties fo:margin-left="0in" fo:margin-right="0in" fo:orphans="2" fo:widows="2" fo:text-indent="0in" style:auto-text-indent="false"/>
      <style:text-properties fo:font-size="18pt" fo:font-weight="bold" style:font-size-asian="18pt" style:font-weight-asian="bold" style:font-size-complex="18pt" style:font-weight-complex="bold"/>
    </style:style>
    <style:style style:name="P7" style:family="paragraph" style:parent-style-name="Text_20_body" style:list-style-name="L3">
      <style:paragraph-properties fo:orphans="2" fo:widows="2"/>
      <style:text-properties fo:font-variant="normal" fo:text-transform="none" fo:color="#000000" style:font-name="Trebuchet MS" fo:font-size="14pt" fo:letter-spacing="normal" fo:font-style="normal" fo:font-weight="normal"/>
    </style:style>
    <style:style style:name="P8" style:family="paragraph" style:parent-style-name="Text_20_body" style:list-style-name="L3">
      <style:paragraph-properties fo:orphans="2" fo:widows="2"/>
    </style:style>
    <style:style style:name="P9" style:family="paragraph" style:parent-style-name="Text_20_body" style:list-style-name="L6">
      <style:paragraph-properties fo:orphans="2" fo:widows="2"/>
    </style:style>
    <style:style style:name="P10" style:family="paragraph" style:parent-style-name="Text_20_body">
      <style:paragraph-properties fo:orphans="2" fo:widows="2"/>
      <style:text-properties fo:font-size="18pt" fo:font-weight="bold"/>
    </style:style>
    <style:style style:name="P11" style:family="paragraph" style:parent-style-name="Text_20_body">
      <style:paragraph-properties fo:margin-top="0in" fo:margin-bottom="0in" fo:orphans="2" fo:widows="2"/>
      <style:text-properties fo:font-variant="normal" fo:text-transform="none" fo:color="#000000" style:font-name="Trebuchet MS" fo:font-size="14pt" fo:letter-spacing="normal" fo:font-style="normal" fo:font-weight="normal"/>
    </style:style>
    <style:style style:name="P12" style:family="paragraph" style:parent-style-name="Text_20_body" style:list-style-name="L1">
      <style:paragraph-properties fo:margin-top="0in" fo:margin-bottom="0in" fo:orphans="2" fo:widows="2"/>
      <style:text-properties fo:font-variant="normal" fo:text-transform="none" fo:color="#000000" style:font-name="Trebuchet MS" fo:font-size="14pt" fo:letter-spacing="normal" fo:font-style="normal" fo:font-weight="normal"/>
    </style:style>
    <style:style style:name="P13" style:family="paragraph" style:parent-style-name="Text_20_body" style:list-style-name="L3">
      <style:paragraph-properties fo:margin-top="0in" fo:margin-bottom="0in" fo:orphans="2" fo:widows="2"/>
      <style:text-properties fo:font-variant="normal" fo:text-transform="none" fo:color="#000000" style:font-name="Trebuchet MS" fo:font-size="14pt" fo:letter-spacing="normal" fo:font-style="normal" fo:font-weight="normal"/>
    </style:style>
    <style:style style:name="P14" style:family="paragraph" style:parent-style-name="Text_20_body">
      <style:paragraph-properties fo:margin-top="0in" fo:margin-bottom="0in" fo:orphans="2" fo:widows="2"/>
      <style:text-properties fo:font-variant="normal" fo:text-transform="none" fo:color="#000000" style:font-name="Trebuchet MS" fo:font-size="18pt" fo:letter-spacing="normal" fo:font-style="normal" fo:font-weight="bold" style:font-size-asian="18pt" style:font-weight-asian="bold" style:font-size-complex="18pt" style:font-weight-complex="bold"/>
    </style:style>
    <style:style style:name="P15" style:family="paragraph" style:parent-style-name="Text_20_body" style:list-style-name="L1">
      <style:paragraph-properties fo:margin-top="0in" fo:margin-bottom="0in" fo:orphans="2" fo:widows="2"/>
    </style:style>
    <style:style style:name="P16" style:family="paragraph" style:parent-style-name="Text_20_body" style:list-style-name="L3">
      <style:paragraph-properties fo:margin-top="0in" fo:margin-bottom="0in" fo:orphans="2" fo:widows="2"/>
    </style:style>
    <style:style style:name="T1" style:family="text">
      <style:text-properties fo:font-variant="normal" fo:text-transform="none" fo:color="#000000" style:font-name="Trebuchet MS" fo:font-size="14pt" fo:letter-spacing="normal" fo:font-style="normal" fo:font-weight="normal"/>
    </style:style>
    <style:style style:name="T2" style:family="text">
      <style:text-properties fo:font-variant="normal" fo:text-transform="none" fo:color="#000000" style:font-name="Trebuchet MS" fo:letter-spacing="normal" fo:font-style="normal"/>
    </style:style>
    <style:style style:name="T3" style:family="text">
      <style:text-properties fo:font-variant="normal" fo:text-transform="none" fo:color="#000000" style:font-name="Trebuchet MS" fo:letter-spacing="normal" fo:font-style="normal" style:font-size-asian="18pt" style:font-weight-asian="bold" style:font-size-complex="18pt" style:font-weight-complex="bold"/>
    </style:style>
    <style:style style:name="T4" style:family="text">
      <style:text-properties fo:font-variant="normal" fo:text-transform="none" fo:color="#000000" style:font-name="Trebuchet MS" fo:font-size="18pt" fo:letter-spacing="normal" fo:font-style="normal" fo:font-weight="bold" style:font-size-asian="18pt" style:font-weight-asian="bold" style:font-size-complex="18pt" style:font-weight-complex="bold"/>
    </style:style>
    <style:style style:name="T5" style:family="text">
      <style:text-properties style:font-size-asian="18pt" style:font-weight-asian="bold" style:font-size-complex="18pt" style:font-weight-complex="bol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ublishing System Guidebook</text:p>
      <text:p text:style-name="P2"/>
      <text:p text:style-name="P6"><text:span text:style-name="T2">Introduction</text:span></text:p>
      <text:p text:style-name="P5"><text:span text:style-name="T1"/></text:p>
      <text:p text:style-name="P5"><text:span text:style-name="T1">All manpage source files will be written in Docbook format. Docbook is an XML schema with tags for publishing. For instance there may be a tag for a chapter heading, and for bibliography items etc. It's XML designed specifically for publishing. Using XSLT we can transform our Docbook source files into other formats such as PDF, html and manpages easily. </text:span></text:p>
      <text:p text:style-name="P1"/>
      <text:p text:style-name="P1"/>
      <text:p text:style-name="P3"><text:span text:style-name="T5">Setting Up</text:span></text:p>
      <text:p text:style-name="P1"/>
      <text:p text:style-name="P1">Following are steps for setting up and using your publishing environment</text:p>
      <text:list xml:id="list1801126390" text:style-name="L1">
        <text:list-item>
          <text:p text:style-name="P12">Install the following packages on your Linux system. These are the Ubuntu names. For CentOS/Fedora they may be a bit different.</text:p>
          <text:list>
            <text:list-item>
              <text:p text:style-name="P12">docbook</text:p>
            </text:list-item>
            <text:list-item>
              <text:p text:style-name="P12">docbook-xsl</text:p>
            </text:list-item>
            <text:list-item>
              <text:p text:style-name="P12">docbook-xsl-doc-pdf</text:p>
            </text:list-item>
            <text:list-item>
              <text:p text:style-name="P12">docbook-xsl-doc-html</text:p>
            </text:list-item>
            <text:list-item>
              <text:p text:style-name="P12">libservlet2.4-java</text:p>
            </text:list-item>
            <text:list-item>
              <text:p text:style-name="P12">docbook2odf</text:p>
            </text:list-item>
            <text:list-item>
              <text:p text:style-name="P12">docbook2x</text:p>
            </text:list-item>
            <text:list-item>
              <text:p text:style-name="P12">xsltproc</text:p>
            </text:list-item>
          </text:list>
        </text:list-item>
        <text:list-item>
          <text:p text:style-name="P12">Install Serna XML editor</text:p>
          <text:list>
            <text:list-item>
              <text:p text:style-name="P12">Download Serna for your OS at <text:a xlink:type="simple" xlink:href="http://portal.acs.edcc.edu/xcpfiles/">http://portal.acs.edcc.edu/xcpfiles/</text:a> </text:p>
            </text:list-item>
            <text:list-item>
              <text:p text:style-name="P12">For Fedora (32/64 bit) install the i686 RPM file. Install dependencies if needed.</text:p>
              <text:list>
                <text:list-item>
                  <text:p text:style-name="P12">su - ; yum localinstall &lt;package name&gt;</text:p>
                </text:list-item>
              </text:list>
            </text:list-item>
            <text:list-item>
              <text:p text:style-name="P12">For Ubuntu/Mint install the i386 DEB file. Install dependencies if needed.</text:p>
              <text:list>
                <text:list-item>
                  <text:p text:style-name="P12">sudo apt-get install ia32-libs</text:p>
                </text:list-item>
                <text:list-item>
                  <text:p text:style-name="P12">sudo dpkg -i –force-architecture &lt;package name&gt;</text:p>
                </text:list-item>
              </text:list>
            </text:list-item>
          </text:list>
        </text:list-item>
        <text:list-item>
          <text:p text:style-name="P12"><text:s/>Setup your local svn source tree</text:p>
          <text:list>
            <text:list-item>
              <text:p text:style-name="P12">Install svn </text:p>
              <text:list>
                <text:list-item>
                  <text:p text:style-name="P12">Fedora – su - ; yum install svn</text:p>
                </text:list-item>
                <text:list-item>
                  <text:p text:style-name="P12"><text:soft-page-break/>Ubuntu/Mint – sudo apt-get install svn</text:p>
                </text:list-item>
              </text:list>
            </text:list-item>
            <text:list-item>
              <text:p text:style-name="P12">Checkout the xcpdocs project</text:p>
              <text:list>
                <text:list-item>
                  <text:p text:style-name="P12">Change to the directory you want to store the xcpdocs in and type svn checkout <text:a xlink:type="simple" xlink:href="http://cloud.acs.edcc.edu/svn/xcpdocs">http://cloud.acs.edcc.edu/svn/xcpdocs</text:a></text:p>
                </text:list-item>
                <text:list-item>
                  <text:p text:style-name="P12">Enter your username and password when prompted</text:p>
                </text:list-item>
                <text:list-item>
                  <text:p text:style-name="P15"><text:span text:style-name="T1">Follow the svn guide - https://portal.acs.edcc.edu/mod/resource/view.php?id=2839</text:span></text:p>
                </text:list-item>
              </text:list>
            </text:list-item>
          </text:list>
        </text:list-item>
      </text:list>
      <text:p text:style-name="P11"/>
      <text:p text:style-name="P14">Creating Documentation</text:p>
      <text:p text:style-name="P11"/>
      <text:list xml:id="list1806926922" text:style-name="L3">
        <text:list-item>
          <text:p text:style-name="P13">Create personalized template</text:p>
          <text:list>
            <text:list-item>
              <text:p text:style-name="P13">CD to your xcpdocs/trunk/docs/source directory. Edit example_manpage.xml and add your author information. Save it as &lt;your name&gt;_template.xml</text:p>
            </text:list-item>
          </text:list>
        </text:list-item>
        <text:list-item>
          <text:p text:style-name="P16"><text:span text:style-name="T1">Write Documentation:</text:span></text:p>
          <text:list>
            <text:list-item>
              <text:p text:style-name="P16"><text:span text:style-name="T1">Pick an xe subcommand from the list at </text:span><text:a xlink:type="simple" xlink:href="https://portal.acs.edcc.edu/mod/resource/view.php?inpopup=true&amp;id=2843">https://portal.acs.edcc.edu/mod/resource/view.php?inpopup=true&amp;id=2843</text:a></text:p>
            </text:list-item>
            <text:list-item>
              <text:p text:style-name="P13">Research the command</text:p>
              <text:list>
                <text:list-item>
                  <text:p text:style-name="P13">Log into cloud.acs.edcc.edu port number 10150 to test</text:p>
                </text:list-item>
                <text:list-item>
                  <text:p text:style-name="P13">Alternately install XCP in Virtualbox on your machine</text:p>
                </text:list-item>
              </text:list>
            </text:list-item>
            <text:list-item>
              <text:p text:style-name="P13">Write your manpage in text and save it in <text:s/>xcpdocs/trunk/docs/source/text</text:p>
            </text:list-item>
          </text:list>
        </text:list-item>
        <text:list-item>
          <text:p text:style-name="P13">Copy and paste the text into your template and save it as the manpage for that command. For example: <text:s text:c="2"/>The manpage for xe vm-list would be saved as xe-vm-list.xml.</text:p>
        </text:list-item>
        <text:list-item>
          <text:p text:style-name="P7">Make svn aware of your new files by using svn add</text:p>
          <text:list>
            <text:list-item>
              <text:p text:style-name="P7">CD into the directory of the new files - svn add &lt;filename&gt;</text:p>
            </text:list-item>
            <text:list-item>
              <text:p text:style-name="P7">Update svn – svn update</text:p>
            </text:list-item>
            <text:list-item>
              <text:p text:style-name="P8"><text:span text:style-name="T1">Commit changes – svn commit -m “Type description of the changes”</text:span></text:p>
            </text:list-item>
          </text:list>
        </text:list-item>
      </text:list>
      <text:p text:style-name="P10"><text:span text:style-name="T3">Peer Review</text:span></text:p>
      <text:list xml:id="list985985916" text:style-name="L6">
        <text:list-item>
          <text:p text:style-name="P9"><text:span text:style-name="T1">Present manpages to team at bi-monthly meeting for feedback</text:span></text:p>
        </text:list-item>
        <text:list-item>
          <text:p text:style-name="P9"><text:span text:style-name="T1">Mark the manpages as finished at </text:span><text:a xlink:type="simple" xlink:href="https://portal.acs.edcc.edu/mod/resource/view.php?inpopup=true&amp;id=2843">https://portal.acs.edcc.edu/mod/resource/view.php?inpopup=true&amp;id=2843</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Trebuchet MS" svg:font-family="'Trebuchet MS', Verdana, Arial, Helvetica, sans-serif"/>
    <style:font-face style:name="Ubuntu Mono" svg:font-family="'Ubuntu Mono', 'Ubuntu Beta Mono A', Consolas, 'Bitstream Vera Sans Mono', 'Courier New', Courier, monospace"/>
    <style:font-face style:name="Ubuntu" svg:font-family="Ubuntu, 'Ubuntu Beta', 'Bitstream Vera Sans', 'DejaVu Sans', Tahoma, sans-serif"/>
    <style:font-face style:name="UbuntuMono" svg:font-family="UbuntuMono, courier, monospace"/>
    <style:font-face style:name="arial" svg:font-family="arial, verdana, helvetica, sans-serif"/>
    <style:font-face style:name="monaco" svg:font-family="monaco, consolas, 'courier news', monospace"/>
    <style:font-face style:name="ubuntumono" svg:font-family="ubuntumono, courier, monospace"/>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 Sharp1" style:font-size-asian="10pt" style:font-name-complex="Lohit Devanagar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ant </meta:initial-creator>
    <meta:creation-date>2012-09-04T10:37:43</meta:creation-date>
    <dc:date>2012-09-04T14:21:58</dc:date>
    <dc:creator>Grant </dc:creator>
    <meta:editing-duration>PT3H38M26S</meta:editing-duration>
    <meta:editing-cycles>9</meta:editing-cycles>
    <meta:generator>LibreOffice/3.5$Linux_X86_64 LibreOffice_project/350m1$Build-3</meta:generator>
    <meta:document-statistic meta:table-count="0" meta:image-count="0" meta:object-count="0" meta:page-count="2" meta:paragraph-count="46" meta:word-count="400" meta:character-count="2580" meta:non-whitespace-character-count="2258"/>
  </office:meta>
</office:document-meta>
</file>